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e09d" officeooo:paragraph-rsid="000ae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VG</text:p>
      <text:p text:style-name="P1">CSS</text:p>
      <text:p text:style-name="P1">js</text:p>
      <text:p text:style-name="P1">tilemill</text:p>
      <text:p text:style-name="P1">mapbo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4S</meta:editing-duration>
    <meta:editing-cycles>3</meta:editing-cycles>
    <meta:generator>LibreOffice/4.4.6.3$Windows_x86 LibreOffice_project/e8938fd3328e95dcf59dd64e7facd2c7d67c704d</meta:generator>
    <dc:date>2016-01-02T17:59:54.220000000</dc:date>
    <meta:document-statistic meta:table-count="0" meta:image-count="0" meta:object-count="0" meta:page-count="1" meta:paragraph-count="5" meta:word-count="5" meta:character-count="22" meta:non-whitespace-character-count="22"/>
    <meta:user-defined meta:name="Info 1"/>
    <meta:user-defined meta:name="Info 2"/>
    <meta:user-defined meta:name="Info 3"/>
    <meta:user-defined meta:name="Info 4"/>
  </office:meta>
</office:document-meta>
</file>